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90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3.3701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1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" style:family="table-cell" style:parent-style-name="Default">
      <style:table-cell-properties fo:border-bottom="0.74pt solid #000000" fo:background-color="#b3cac7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/>
      <style:text-properties style:font-name="Arial"/>
    </style:style>
    <style:style style:name="ce8" style:family="table-cell" style:parent-style-name="Default">
      <style:text-properties style:font-name="Arial"/>
    </style:style>
    <style:style style:name="ce16" style:family="table-cell" style:parent-style-name="Default">
      <style:table-cell-properties fo:background-color="transparent"/>
      <style:text-properties style:font-name="Arial"/>
    </style:style>
    <style:style style:name="ce18" style:family="table-cell" style:parent-style-name="Default">
      <style:table-cell-properties fo:background-color="#ffa6a6"/>
      <style:text-properties style:font-name="Arial"/>
    </style:style>
    <style:style style:name="ce21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00">
      <style:table-cell-properties fo:wrap-option="wrap"/>
    </style:style>
    <style:style style:name="ce19" style:family="table-cell" style:parent-style-name="Default" style:data-style-name="N10000">
      <style:table-cell-properties fo:background-color="#afd095" fo:wrap-option="wrap"/>
    </style:style>
    <style:style style:name="ce23" style:family="table-cell" style:parent-style-name="Default" style:data-style-name="N10000">
      <style:table-cell-properties fo:background-color="#ffa6a6" fo:wrap-option="wrap"/>
    </style:style>
    <style:style style:name="ce17" style:family="table-cell" style:parent-style-name="Default">
      <style:table-cell-properties fo:background-color="#afd095" fo:wrap-option="wrap"/>
    </style:style>
    <style:style style:name="ce13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fo:background-color="#afd095"/>
    </style:style>
    <style:style style:name="ce35" style:family="table-cell" style:parent-style-name="Default">
      <style:table-cell-properties fo:background-color="#ffa6a6"/>
    </style:style>
    <style:style style:name="ce36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a6a6" fo:wrap-option="wrap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НЕ ВЫПОЛНЕН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Посадочная страница</text:p>
          </table:table-cell>
          <table:table-cell table:style-name="ce21" office:value-type="string" calcext:value-type="string">
            <text:p>Тип</text:p>
          </table:table-cell>
          <table:table-cell table:style-name="ce36" office:value-type="string" calcext:value-type="string">
            <text:p>Действие</text:p>
          </table:table-cell>
          <table:table-cell table:style-name="ce39" office:value-type="string" calcext:value-type="string">
            <text:p>О чём</text:p>
          </table:table-cell>
          <table:table-cell table:style-name="ce41" office:value-type="string" calcext:value-type="string">
            <text:p>Статус</text:p>
          </table:table-cell>
          <table:table-cell table:style-name="ce26" table:number-columns-repeated="16377"/>
        </table:table-row>
        <table:table-row table:style-name="ro2">
          <table:table-cell table:style-name="ce7" office:value-type="string" calcext:value-type="string">
            <text:p>/articles/commenting-system-for-a-website-using-the-django-framework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Переделать статью</text:p>
          </table:table-cell>
          <table:table-cell office:value-type="string" calcext:value-type="string">
            <text:p>Как добавить систему комментариев на сайт</text:p>
          </table:table-cell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implementation-of-authentication-system-on-django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Переделать статью</text:p>
          </table:table-cell>
          <table:table-cell office:value-type="string" calcext:value-type="string">
            <text:p>Как добавить систему пользователей на сайт</text:p>
          </table:table-cell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make-login-and-registration-forms-using-django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Переделать статью</text:p>
          </table:table-cell>
          <table:table-cell office:value-type="string" calcext:value-type="string">
            <text:p>Как добавить формы регистрации и входа на сайт</text:p>
          </table:table-cell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quizbot-bot-for-telegram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Заменить блоки кода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python-documentation-navigation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Заменить блоки кода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memorize-what-you-have-read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how-to-deploy-telegram-bot-on-server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Заменить блоки кода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python-history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c-programming-history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world-wide-web-history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programming-history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history-of-dead-languages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kak-zagruzit-sajt-na-hosting-beget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Заменить блоки кода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series-of-articles-about-search-result-parser-webtool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razrabotka-prostogo-veb-prilozheniya-na-django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Заменить блоки кода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create-new-django-project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Заменить блоки кода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how-to-create-blank-react-app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Заменить блоки кода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7" office:value-type="string" calcext:value-type="string">
            <text:p>/articles/kak-nastroit-obshhenie-mezdu-react-prilozeniem-i-django-api/</text:p>
          </table:table-cell>
          <table:table-cell table:style-name="ce12" office:value-type="string" calcext:value-type="string">
            <text:p>Статья</text:p>
          </table:table-cell>
          <table:table-cell office:value-type="string" calcext:value-type="string">
            <text:p>Заменить блоки кода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/articles/kak-podklyuchit-django-na-python-k-react-app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Заменить блоки кода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/articles/developing-website-frontend-and-design-on-react-with-django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Заменить блоки кода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interactive-website-tutorial-on-react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Заменить блоки кода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nachalo-bloga-pochemu-tut-tak-pusto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office:annotation draw:style-name="gr1" svg:width="1.1413in" svg:height="0.7083in" svg:x="6.0272in" svg:y="1.9287in" draw:caption-point-x="-0.2402in" draw:caption-point-y="0.5945in">
              <dc:creator>Unknown Author</dc:creator>
              <dc:date>2025-01-17T00:00:00</dc:date>
              <text:p>Изображения были потеряны</text:p>
              <text:p/>
            </office:annotation>
            <text:p>/articles/new-improved-design-of-my-website/</text:p>
          </table:table-cell>
          <table:table-cell table:style-name="ce23" office:value-type="string" calcext:value-type="string">
            <text:p>Статья</text:p>
          </table:table-cell>
          <table:table-cell table:style-name="ce35" office:value-type="string" calcext:value-type="string">
            <text:p>Найти и вернуть утерянные картинки</text:p>
          </table:table-cell>
          <table:table-cell table:style-name="ce35"/>
          <table:table-cell table:style-name="ce35"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rethinking-website-design-layout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new-project-search-result-parser-series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new-paginator-tagging-system-plus-gallery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stalled-server-response-investigation-and-solution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quill-blots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quill-formats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quill-link-tooltip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quill-custom-button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quill-custom-module-table-of-contents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online-store-scraping-wildberries-example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5" office:value-type="string" calcext:value-type="string">
            <text:p>/articles/kak-napisat-parser-sajta-kinopoisk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articles/cobol-programming-language-history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articles/kak-sdelat-prostoiy-parser-na-python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articles/vidy-telegram-botov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articles/sfml-games-solo-gamedev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articles/game-on-godot-games-on-cocos2dx-firts-release/</text:p>
          </table:table-cell>
          <table:table-cell table:style-name="ce19" office:value-type="string" calcext:value-type="string">
            <text:p>Статья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what-do-you-do-before-becomming-webmaster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why-aiogram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django-over-website-builders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who-is-a-painter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your-hosting-provider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what-about-seo-services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why-quit-gamedev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for-what-key-attr-while-rendering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how-prop-children-work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diff-between-managed-unmanaged-components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animation-in-react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oop-principles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disable-ripple-effect-globally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diss-transitions-globally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when-you-should-use-inline-styles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app-doesnot-render-on-server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do-i-have-to-use-django-template-language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how-to-use-images-files-django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common-variables-for-all-templates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raw-sql-request-by-django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update-database-django-model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limit-user-rights-to-edit-models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django-admin-is-ugly-how-to-change-it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what-is-best-webscraping-tool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avoid-being-blocked-while-scraping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diff-scraping-and-crawling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how-to-scrape-dynamic-web-page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combining-fonts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ways-to-reduce-loading-time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one-bot-cant-see-messages-from-other-bot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what-is-a-quill-text-editor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how-quill-is-working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manual-scraping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is-illegal-to-scrape-data-from-instagram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chto-takoe-oblachnyj-parser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kak-delaetsya-parsing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na-chyom-luchshe-vsego-pisat-parser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how-old-is-internet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how-did-email-begin-to-be-widely-used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dlya-chego-nuzhen-bot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qa/otlichie-chata-ot-kanala-v-telegram/</text:p>
          </table:table-cell>
          <table:table-cell table:style-name="ce17" office:value-type="string" calcext:value-type="string">
            <text:p>Вопрос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telegram-bot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aiogram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vps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pagination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website-builder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django-template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comment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django-model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authentication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google-dorks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python-dictionary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python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terminal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git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irc-protocol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docker-container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domain-name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ymbolic-link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hosting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openssl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erializator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material-ui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axios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tailwindcss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csr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sr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react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react-component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function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design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javascript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css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ource-code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aas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django-views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django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cript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jpeg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png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vg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canonical-address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earch-bot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eo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html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npm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virtual-environment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cross-origin-resource-sharing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framework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json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django-migrations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django-middleware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modal-window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linux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website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craper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user-agent--swapping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search-engine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password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repository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compiler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d/programming-language/</text:p>
          </table:table-cell>
          <table:table-cell table:style-name="ce17" office:value-type="string" calcext:value-type="string">
            <text:p>Термин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image_thief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shader-toy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rss-read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/tools/simple-quizer-quizbot-for-telegram-using-python-aiogram/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Добавить кастомный шаблон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/tools/telegram-bot-notepad/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Добавить кастомный шаблон</text:p>
          </table:table-cell>
          <table:table-cell/>
          <table:table-cell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parser-of-be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food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a-germany-goverment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parser-of-yahoo-finance-webtool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smart-eat-scrap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/tools/free-proxy-scrapper/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Добавить кастомный шаблон</text:p>
          </table:table-cell>
          <table:table-cell/>
          <table:table-cell table:style-name="ce22"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cyberforum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csgo-skins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seo-blog-scraper-example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/tools/free-proxy-checker-cli/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Добавить кастомный шаблон</text:p>
          </table:table-cell>
          <table:table-cell/>
          <table:table-cell table:style-name="ce22"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hangman-tkint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madlib-generator-pytkint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edito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--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wildberries-scrap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kinopoisk-parser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/tools/prostoiy-parser-na-python/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Добавить кастомный шаблон</text:p>
          </table:table-cell>
          <table:table-cell/>
          <table:table-cell table:style-name="ce22"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msquers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pacman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space-shooter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squeres-falling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air-defence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ship-escaper-game-sc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kitty-mitty-game-apk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assembly-hell-game-apk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visibility="filter">
          <table:table-cell table:style-name="ce9" office:value-type="string" calcext:value-type="string">
            <text:p>/tools/life-of-loader-game-apk/</text:p>
          </table:table-cell>
          <table:table-cell table:style-name="ce17" office:value-type="string" calcext:value-type="string">
            <text:p>Инструмент</text:p>
          </table:table-cell>
          <table:table-cell table:style-name="ce34" office:value-type="string" calcext:value-type="string">
            <text:p>Изменить тип, добавить их медиа файлы.</text:p>
          </table:table-cell>
          <table:table-cell table:style-name="ce34"/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16" office:value-type="string" calcext:value-type="string">
            <text:p>/tools/di-engine/</text:p>
          </table:table-cell>
          <table:table-cell table:style-name="ce30" office:value-type="string" calcext:value-type="string">
            <text:p>Инструмент</text:p>
          </table:table-cell>
          <table:table-cell table:style-name="ce31" office:value-type="string" calcext:value-type="string">
            <text:p>Добавить кастомный шаблон</text:p>
          </table:table-cell>
          <table:table-cell table:style-name="ce31"/>
          <table:table-cell table:style-name="ce22"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tools/?page=1&amp;tag=razrabotka-igr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Разработка игр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/tools/?page=1&amp;tag=cocos2dx&amp;tag=razrabotka-igr</text:p>
          </table:table-cell>
          <table:table-cell table:style-name="ce35" office:value-type="string" calcext:value-type="string">
            <text:p>Страница фильтрации</text:p>
          </table:table-cell>
          <table:table-cell table:style-name="ce35" office:value-type="string" calcext:value-type="string">
            <text:p>Создать соответствующую страницу фильтрации</text:p>
          </table:table-cell>
          <table:table-cell table:style-name="ce40" office:value-type="string" calcext:value-type="string">
            <text:p>Разработка игр на Cocos2dx</text:p>
          </table:table-cell>
          <table:table-cell table:style-name="ce35"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/tools/?page=1&amp;tag=sfml&amp;tag=razrabotka-igr</text:p>
          </table:table-cell>
          <table:table-cell table:style-name="ce35" office:value-type="string" calcext:value-type="string">
            <text:p>Страница фильтрации</text:p>
          </table:table-cell>
          <table:table-cell table:style-name="ce35" office:value-type="string" calcext:value-type="string">
            <text:p>Создать соответствующую страницу фильтрации</text:p>
          </table:table-cell>
          <table:table-cell table:style-name="ce40" office:value-type="string" calcext:value-type="string">
            <text:p>Разработка игр на SFML</text:p>
          </table:table-cell>
          <table:table-cell table:style-name="ce35"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tools/?page=1&amp;tag=vnutrennij-instrument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Внутренние инструменты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tools/?page=1&amp;tag=parsing-sajtov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Прасеры сайтов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tools/?page=1&amp;tag=parser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Парсеры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tools/?page=1&amp;tag=bot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Боты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tools/?page=1&amp;tag=dzhango-prilozhenie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Джанго приложение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articles/?page=1&amp;tag=razrabotka-igr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Разработка игр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articles/?page=1&amp;tag=razrabotka-telegram-botov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Разработка телеграм ботов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articles/?page=1&amp;tag=napisanie-parsera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Разработка парсеров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articles/?page=1&amp;tag=istoriya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История программирования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articles/?page=1&amp;tag=quilljs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QuillJS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/articles/?page=1&amp;tag=modul-quill&amp;tag=quilljs</text:p>
          </table:table-cell>
          <table:table-cell table:style-name="ce35" office:value-type="string" calcext:value-type="string">
            <text:p>Страница фильтрации</text:p>
          </table:table-cell>
          <table:table-cell table:style-name="ce35" office:value-type="string" calcext:value-type="string">
            <text:p>Создать соответствующую страницу фильтрации</text:p>
          </table:table-cell>
          <table:table-cell table:style-name="ce40" office:value-type="string" calcext:value-type="string">
            <text:p>Модули для QuillJS</text:p>
          </table:table-cell>
          <table:table-cell table:style-name="ce35"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articles/?page=1&amp;tag=bekend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Всё про бэкенд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/articles/?page=1&amp;tag=bekend&amp;tag=dzhango</text:p>
          </table:table-cell>
          <table:table-cell table:style-name="ce35" office:value-type="string" calcext:value-type="string">
            <text:p>Страница фильтрации</text:p>
          </table:table-cell>
          <table:table-cell table:style-name="ce35" office:value-type="string" calcext:value-type="string">
            <text:p>Создать соответствующую страницу фильтрации</text:p>
          </table:table-cell>
          <table:table-cell table:style-name="ce40" office:value-type="string" calcext:value-type="string">
            <text:p>Джанго бэкенд</text:p>
          </table:table-cell>
          <table:table-cell table:style-name="ce35" table:content-validation-name="val1" office:value-type="string" calcext:value-type="string">
            <text:p>НЕ ВЫПОЛНЕН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/articles/?page=1&amp;tag=frontend</text:p>
          </table:table-cell>
          <table:table-cell table:style-name="ce34" office:value-type="string" calcext:value-type="string">
            <text:p>Страница фильтрации</text:p>
          </table:table-cell>
          <table:table-cell table:style-name="ce34" office:value-type="string" calcext:value-type="string">
            <text:p>Создать соответствующую страницу фильтрации</text:p>
          </table:table-cell>
          <table:table-cell table:style-name="ce17" office:value-type="string" calcext:value-type="string">
            <text:p>Всё про фронтенд</text:p>
          </table:table-cell>
          <table:table-cell table:style-name="ce34" table:content-validation-name="val1" office:value-type="string" calcext:value-type="string">
            <text:p>ВЫПОЛНЕН</text:p>
          </table:table-cell>
          <table:table-cell table:number-columns-repeated="16377"/>
        </table:table-row>
        <table:table-row table:style-name="ro2" table:number-rows-repeated="1048385">
          <table:table-cell table:number-columns-repeated="16382"/>
        </table:table-row>
        <table:table-row table:style-name="ro2">
          <table:table-cell table:number-columns-repeated="16382"/>
        </table:table-row>
      </table:table>
      <table:named-expressions/>
      <table:database-ranges>
        <table:database-range table:name="__Anonymous_Sheet_DB__0" table:target-range-address="Sheet1.A1:Sheet1.E190" table:display-filter-buttons="true">
          <table:filter>
            <table:filter-and>
              <table:filter-condition table:value="НЕ ВЫПОЛНЕН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20:19:47.4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1:41:15.045000000</meta:creation-date>
    <dc:date>2025-04-15T21:38:22.553000000</dc:date>
    <meta:editing-duration>PT5H53M51S</meta:editing-duration>
    <meta:editing-cycles>28</meta:editing-cycles>
    <meta:generator>LibreOffice/24.2.1.2$Windows_X86_64 LibreOffice_project/db4def46b0453cc22e2d0305797cf981b68ef5ac</meta:generator>
    <meta:document-statistic meta:table-count="1" meta:cell-count="781" meta:object-count="0"/>
  </office:meta>
</office:document-meta>
</file>